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Verdana" svg:font-family="Verdana"/>
  </office:font-face-decls>
  <office:automatic-styles>
    <style:style style:name="P1" style:family="paragraph" style:parent-style-name="Standard">
      <style:paragraph-properties fo:margin-bottom="0.2222in"/>
      <style:text-properties style:font-name="Verdana" fo:font-size="12.0pt" fo:color="#181a1e" fo:background-color="#ffffff"/>
    </style:style>
    <style:style style:name="P2" style:family="paragraph" style:parent-style-name="Standard">
      <style:paragraph-properties fo:margin-bottom="0.2222in" fo:margin-left="0.5000in" fo:text-indent="-0.5000in">
        <style:tab-stops>
          <style:tab-stop style:position="0.1528in"/>
          <style:tab-stop style:position="0.5000in"/>
        </style:tab-stops>
      </style:paragraph-properties>
      <style:text-properties style:font-name="Verdana" fo:font-size="12.0pt" fo:color="#181a1e" fo:background-color="#ffffff"/>
    </style:style>
    <style:style style:name="P3"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Verdana" fo:font-size="12.0pt"/>
    </style:style>
    <style:style style:name="P4" style:family="paragraph" style:parent-style-name="Standard">
      <style:text-properties style:font-name="Verdana" fo:font-size="12.0pt" fo:color="#181a1e" fo:background-color="#ffffff"/>
    </style:style>
    <style:style style:name="T1" style:family="text">
      <style:text-properties fo:letter-spacing="0.0000in"/>
    </style:style>
    <style:style style:name="T2" style:family="text">
      <style:text-properties style:text-underline-style="solid" fo:letter-spacing="0.0000in"/>
    </style:style>
    <style:style style:name="T3" style:family="text">
      <style:text-properties fo:color="#000000" fo:background-color="transparen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IDR (Informal Dataset Representation) for Web Spiders is a technique for representing informal data in a compact form, which respectively includes an individual W3C conformal personalized JSON dataset representing the content of your public web page, in order to improve the quality of information sent to standard search engines.</text:span></text:p>
      <text:p text:style-name="P1"><text:span text:style-name="T1">It works for Websites, Mobile Compatible Websites and Standalone Mobile Compatible Websites and uses public Website Content, Canonical Tags, Meta Viewports and HTTP Headers.</text:span></text:p>
      <text:p text:style-name="P1"><text:span text:style-name="T1">Using IDR for Web Spiders, you may profit from</text:span></text:p>
      <text:list text:style-name="L1">
        <text:list-item>
          <text:p text:style-name="P2"><text:span text:style-name="T1">A realistic and unique informal data model for search engines about the content of your websites and SaaS applications.</text:span></text:p>
        </text:list-item>
        <text:list-item>
          <text:p text:style-name="P2"><text:span text:style-name="T1">A generator for nice search engine results through individual data mapping and understanding of your company.</text:span></text:p>
        </text:list-item>
        <text:list-item>
          <text:p text:style-name="P2"><text:span text:style-name="T1">A data map of your company network and relations for search engines in order to idealize your search engine results' network environment.</text:span></text:p>
        </text:list-item>
      </text:list>
      <text:p text:style-name="P1"><text:span text:style-name="T1">In order to activate IDR for Web Spiders, simply ask for development and activation of your IDR at </text:span><text:a xlink:type="simple" xlink:href="mailto:alexej.schelle@gmail.com"><text:span text:style-name="T2">alexej.schelle@gmail.com</text:span></text:a><text:span text:style-name="T1">, and put the following link into the header section of your web content :</text:span></text:p>
      <text:p text:style-name="P1"><text:span text:style-name="T1">&lt;script src=" </text:span><text:a xlink:type="simple" xlink:href="http://www.krealix.de/idr-collaboration/"><text:span text:style-name="T2">http://www.krealix.de/yourdomainname/idr_plugin.js</text:span></text:a><text:span text:style-name="T1"> "&gt;&lt;/script&gt;</text:span></text:p>
      <text:p text:style-name="P1"><text:span text:style-name="T1">For natural persons, IDR for Web Spiders developed by krealix.de is free. For enterprises, workout within the framework of a (freelancer) contract for website and data model development by krealix.de (with a contract duration of at least 5 to 10 working hours) is acknowledged.</text:span></text:p>
      <text:p text:style-name="P1"><text:span text:style-name="T1">Also, further insights and proposals on how to monetize your business data in the www are provided. </text:span><text:span text:style-name="T3">For more information, please consult the following reference:</text:span></text:p>
      <text:p text:style-name="P3">https://medium.com/@alexej.schelle/ideal-representation-of-information-for-web-spiders-cdada61b3813</text:p>
      <text:p text:style-name="P3"/>
      <text:p text:style-name="P1"><text:span text:style-name="T1">Copyright 2021, KREALIX.DE.</text:span></text:p>
      <text:p text:style-name="P4"><text:span text:style-name="T1">Person responsible : Dr. A. Sche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3</meta:generator>
  </office:meta>
</office:document-meta>
</file>